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style:style>
    <style:style style:name="gr2" style:family="graphic" style:parent-style-name="standard">
      <style:graphic-properties draw:fill="solid" draw:fill-color="#83caff" draw:textarea-horizontal-align="justify" draw:textarea-vertical-align="middle" draw:auto-grow-height="false"/>
    </style:style>
    <style:style style:name="gr3" style:family="graphic" style:parent-style-name="standard">
      <style:graphic-properties draw:fill="solid" draw:fill-color="#e6e6ff" draw:textarea-horizontal-align="justify" draw:textarea-vertical-align="middle" draw:auto-grow-height="false"/>
    </style:style>
    <style:style style:name="gr4" style:family="graphic" style:parent-style-name="objectwithoutfill">
      <style:graphic-properties draw:marker-end="Arrowheads_20_1" draw:marker-end-width="0.3cm" draw:fill="none" draw:fill-color="#0099ff" draw:textarea-vertical-align="middle"/>
    </style:style>
    <style:style style:name="gr5" style:family="graphic" style:parent-style-name="objectwithoutfill">
      <style:graphic-properties draw:marker-end="Arrow" draw:marker-end-width="0.3cm" draw:fill="none" draw:fill-color="#0099ff"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fill="none" draw:fill-color="#0099ff" draw:textarea-vertical-align="middle" draw:auto-grow-height="false" fo:min-height="0.749cm" fo:min-width="0.499cm"/>
    </style:style>
    <style:style style:name="gr8" style:family="graphic" style:parent-style-name="standard">
      <style:graphic-properties draw:fill="solid" draw:fill-color="#b3b3b3" draw:textarea-vertical-align="middle" draw:auto-grow-height="false" fo:min-height="0.749cm" fo:min-width="0.499cm"/>
    </style:style>
    <style:style style:name="gr9" style:family="graphic" style:parent-style-name="objectwithoutfill">
      <style:graphic-properties draw:marker-end="Arrowheads_20_1" draw:marker-end-width="0.3cm" draw:fill="none" draw:textarea-vertical-align="middle"/>
    </style:style>
    <style:style style:name="gr10" style:family="graphic" style:parent-style-name="standard">
      <style:graphic-properties svg:stroke-color="#000000" draw:fill="solid" draw:fill-color="#00ae00" draw:textarea-horizontal-align="justify" draw:textarea-vertical-align="middle" draw:auto-grow-height="false"/>
    </style:style>
    <style:style style:name="gr11" style:family="graphic" style:parent-style-name="standard">
      <style:graphic-properties draw:fill="solid" draw:fill-color="#00ae00" draw:textarea-vertical-align="middle" draw:auto-grow-height="false" fo:min-height="0.749cm" fo:min-width="0.499cm"/>
    </style:style>
    <style:style style:name="gr12" style:family="graphic" style:parent-style-name="standard">
      <style:graphic-properties svg:stroke-color="#000000" draw:fill="solid" draw:fill-color="#47b8b8"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family="Inconsolata" style:font-pitch="fixed" fo:font-size="16pt" style:font-size-asian="16pt" style:font-size-complex="16pt"/>
    </style:style>
    <style:style style:name="P3" style:family="paragraph">
      <style:paragraph-properties fo:text-align="center"/>
      <style:text-properties fo:font-size="13pt" style:font-size-asian="13pt" style:font-size-complex="13pt"/>
    </style:style>
    <style:style style:name="P4" style:family="paragraph">
      <style:text-properties fo:font-size="16pt" style:font-size-asian="16pt" style:font-size-complex="16pt"/>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font-family="'OFL Sorts Mill Goudy TT'" style:font-pitch="variable" fo:font-size="28pt" style:font-size-asian="28pt" style:font-size-complex="28pt"/>
    </style:style>
    <style:style style:name="P7" style:family="paragraph">
      <style:text-properties fo:font-family="Inconsolata" style:font-pitch="fixed" fo:font-size="16pt" style:font-size-asian="16pt" style:font-size-complex="16pt"/>
    </style:style>
    <style:style style:name="P8" style:family="paragraph">
      <style:paragraph-properties fo:text-align="center"/>
      <style:text-properties fo:font-size="18pt"/>
    </style:style>
    <style:style style:name="P9" style:family="paragraph">
      <style:text-properties fo:font-family="Inconsolata" style:font-pitch="fixed" fo:font-size="14pt" style:font-size-asian="14pt" style:font-size-complex="14pt"/>
    </style:style>
    <style:style style:name="T1" style:family="text">
      <style:text-properties fo:font-family="Inconsolata" style:font-pitch="fixed" fo:font-size="16pt" style:font-size-asian="16pt" style:font-size-complex="16pt"/>
    </style:style>
    <style:style style:name="T2" style:family="text">
      <style:text-properties fo:font-size="13pt" style:font-size-asian="13pt" style:font-size-complex="13pt"/>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T5" style:family="text">
      <style:text-properties fo:font-family="Comfortaa" style:font-pitch="variable" fo:font-size="28pt" style:font-size-asian="28pt" style:font-size-complex="28pt"/>
    </style:style>
    <style:style style:name="T6" style:family="text">
      <style:text-properties fo:font-family="Inconsolata" style:font-pitch="fixed" fo:font-size="13pt" style:font-size-asian="13pt" style:font-size-complex="13pt"/>
    </style:style>
    <style:style style:name="T7" style:family="text">
      <style:text-properties fo:font-size="18pt"/>
    </style:style>
    <style:style style:name="T8" style:family="text">
      <style:text-properties fo:font-family="Inconsolata" style:font-pitch="fixed"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842cm" svg:height="14.732cm" svg:x="39.311cm" svg:y="8.493cm">
          <text:p/>
          <draw:enhanced-geometry svg:viewBox="0 0 21600 21600" draw:type="rectangle" draw:enhanced-path="M 0 0 L 21600 0 21600 21600 0 21600 0 0 Z N"/>
        </draw:custom-shape>
        <draw:custom-shape draw:style-name="gr1" draw:text-style-name="P1" draw:layer="layout" svg:width="5.842cm" svg:height="14.732cm" svg:x="15.181cm" svg:y="8.62cm">
          <text:p/>
          <draw:enhanced-geometry svg:viewBox="0 0 21600 21600" draw:type="rectangle" draw:enhanced-path="M 0 0 L 21600 0 21600 21600 0 21600 0 0 Z N"/>
        </draw:custom-shape>
        <draw:custom-shape draw:style-name="gr2" draw:text-style-name="P2" draw:layer="layout" svg:width="5.08cm" svg:height="1.27cm" svg:x="15.562cm" svg:y="9.012cm">
          <text:p text:style-name="P1"><text:span text:style-name="T1">Sende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draw:layer="layout" svg:width="5.08cm" svg:height="1.27cm" svg:x="15.562cm" svg:y="11.198cm">
          <text:p text:style-name="P1"><text:span text:style-name="T1">Remote Sende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draw:layer="layout" svg:width="5.08cm" svg:height="1.27cm" svg:x="15.589cm" svg:y="17.27cm">
          <text:p text:style-name="P1"><text:span text:style-name="T1">Remote Sender</text:span></text:p>
          <text:p text:style-name="P1"><text:span text:style-name="T1">Implemento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draw:layer="layout" svg:width="5.08cm" svg:height="1.27cm" svg:x="15.562cm" svg:y="15.111cm">
          <text:p text:style-name="P1"><text:span text:style-name="T1">Remote Sender</text:span></text:p>
          <text:p text:style-name="P1"><text:span text:style-name="T1">Implementor Proxy</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3" draw:layer="layout" svg:width="3.429cm" svg:height="0.762cm" svg:x="21.866cm" svg:y="14.503cm">
          <text:p text:style-name="P1"><text:span text:style-name="T2">Security</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3" draw:text-style-name="P3" draw:layer="layout" svg:width="3.429cm" svg:height="0.762cm" svg:x="21.866cm" svg:y="15.319cm">
          <text:p text:style-name="P1"><text:span text:style-name="T2">QoS</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3" draw:text-style-name="P3" draw:layer="layout" svg:width="3.475cm" svg:height="0.762cm" svg:x="21.866cm" svg:y="16.135cm">
          <text:p text:style-name="P1"><text:span text:style-name="T2">Send Cleanup</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line draw:style-name="gr4" draw:text-style-name="P1" draw:layer="layout" svg:x1="20.642cm" svg:y1="15.746cm" svg:x2="21.785cm" svg:y2="14.857cm">
          <text:p/>
        </draw:line>
        <draw:line draw:style-name="gr4" draw:text-style-name="P1" draw:layer="layout" svg:x1="20.642cm" svg:y1="15.746cm" svg:x2="21.785cm" svg:y2="15.746cm">
          <text:p/>
        </draw:line>
        <draw:line draw:style-name="gr4" draw:text-style-name="P1" draw:layer="layout" svg:x1="20.642cm" svg:y1="15.746cm" svg:x2="21.785cm" svg:y2="16.635cm">
          <text:p/>
        </draw:line>
        <draw:line draw:style-name="gr5" draw:text-style-name="P1" draw:layer="layout" svg:x1="18.102cm" svg:y1="10.352cm" svg:x2="18.102cm" svg:y2="11.198cm">
          <text:p/>
        </draw:line>
        <draw:line draw:style-name="gr5" draw:text-style-name="P1" draw:layer="layout" svg:x1="18.102cm" svg:y1="12.43cm" svg:x2="18.102cm" svg:y2="15.097cm">
          <text:p/>
        </draw:line>
        <draw:line draw:style-name="gr5" draw:text-style-name="P1" draw:layer="layout" svg:x1="18.102cm" svg:y1="16.381cm" svg:x2="18.102cm" svg:y2="17.27cm">
          <text:p/>
        </draw:line>
        <draw:polyline draw:style-name="gr5" draw:text-style-name="P1" draw:layer="layout" svg:width="24.161cm" svg:height="3.632cm" draw:transform="rotate (-0.08953539062731) translate (18.2910943877783cm 16.4336952299138cm)" svg:viewBox="0 0 24162 3633" draw:points="0,2115 136,3633 24162,1391 24037,0">
          <text:p/>
        </draw:polyline>
        <draw:custom-shape draw:style-name="gr2" draw:text-style-name="P2" draw:layer="layout" svg:width="5.08cm" svg:height="1.27cm" svg:x="39.65cm" svg:y="8.785cm">
          <text:p text:style-name="P1"><text:span text:style-name="T1">Receive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draw:layer="layout" svg:width="5.08cm" svg:height="1.27cm" svg:x="39.65cm" svg:y="11.071cm">
          <text:p text:style-name="P1"><text:span text:style-name="T1">Remote Receive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draw:layer="layout" svg:width="5.08cm" svg:height="1.27cm" svg:x="39.65cm" svg:y="17.243cm">
          <text:p text:style-name="P1"><text:span text:style-name="T1">Remote Receiver</text:span></text:p>
          <text:p text:style-name="P1"><text:span text:style-name="T1">Implemento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2" draw:layer="layout" svg:width="5.08cm" svg:height="1.27cm" svg:x="39.65cm" svg:y="15.084cm">
          <text:p text:style-name="P1"><text:span text:style-name="T1">Remote Receiver</text:span></text:p>
          <text:p text:style-name="P1"><text:span text:style-name="T1">Implementor Proxy</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3" draw:layer="layout" svg:width="3.429cm" svg:height="0.762cm" svg:x="34.989cm" svg:y="14.549cm">
          <text:p text:style-name="P1"><text:span text:style-name="T2">Security</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3" draw:text-style-name="P3" draw:layer="layout" svg:width="3.429cm" svg:height="0.762cm" svg:x="34.989cm" svg:y="15.438cm">
          <text:p text:style-name="P1"><text:span text:style-name="T2">QoS</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3" draw:text-style-name="P3" draw:layer="layout" svg:width="4.164cm" svg:height="0.762cm" svg:x="34.227cm" svg:y="16.327cm">
          <text:p text:style-name="P1"><text:span text:style-name="T2">Receive Cleanup</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line draw:style-name="gr4" draw:text-style-name="P1" draw:layer="layout" svg:x1="39.65cm" svg:y1="15.719cm" svg:x2="38.507cm" svg:y2="14.83cm">
          <text:p/>
        </draw:line>
        <draw:line draw:style-name="gr4" draw:text-style-name="P1" draw:layer="layout" svg:x1="39.599cm" svg:y1="15.719cm" svg:x2="38.456cm" svg:y2="15.719cm">
          <text:p/>
        </draw:line>
        <draw:line draw:style-name="gr4" draw:text-style-name="P1" draw:layer="layout" svg:x1="39.699cm" svg:y1="15.719cm" svg:x2="38.38cm" svg:y2="16.678cm">
          <text:p/>
        </draw:line>
        <draw:line draw:style-name="gr5" draw:text-style-name="P1" draw:layer="layout" svg:x1="42.19cm" svg:y1="11.071cm" svg:x2="42.19cm" svg:y2="10.055cm">
          <text:p/>
        </draw:line>
        <draw:line draw:style-name="gr5" draw:text-style-name="P1" draw:layer="layout" svg:x1="42.232cm" svg:y1="15.097cm" svg:x2="42.232cm" svg:y2="12.303cm">
          <text:p/>
        </draw:line>
        <draw:line draw:style-name="gr5" draw:text-style-name="P1" draw:layer="layout" svg:x1="42.19cm" svg:y1="17.242cm" svg:x2="42.19cm" svg:y2="16.353cm">
          <text:p/>
        </draw:line>
        <draw:frame draw:style-name="gr6" draw:text-style-name="P4" draw:layer="layout" svg:width="2.09cm" svg:height="0.878cm" svg:x="13.149cm" svg:y="17.551cm">
          <draw:text-box>
            <text:p><text:span text:style-name="T3">LVL. 1</text:span></text:p>
          </draw:text-box>
        </draw:frame>
        <draw:frame draw:style-name="gr6" draw:text-style-name="P4" draw:layer="layout" svg:width="2.09cm" svg:height="0.878cm" svg:x="13.149cm" svg:y="15.338cm">
          <draw:text-box>
            <text:p><text:span text:style-name="T3">LVL. 2</text:span></text:p>
          </draw:text-box>
        </draw:frame>
        <draw:frame draw:style-name="gr6" draw:text-style-name="P4" draw:layer="layout" svg:width="2.09cm" svg:height="0.878cm" svg:x="13.149cm" svg:y="11.452cm">
          <draw:text-box>
            <text:p><text:span text:style-name="T3">LVL. 3</text:span></text:p>
          </draw:text-box>
        </draw:frame>
        <draw:frame draw:style-name="gr6" draw:text-style-name="P4" draw:layer="layout" svg:width="2.09cm" svg:height="0.878cm" svg:x="13.218cm" svg:y="9.066cm">
          <draw:text-box>
            <text:p><text:span text:style-name="T3">LVL. 4</text:span></text:p>
          </draw:text-box>
        </draw:frame>
        <draw:custom-shape draw:style-name="gr7" draw:text-style-name="P5" draw:layer="layout" svg:width="3.429cm" svg:height="1.143cm" draw:transform="rotate (1.5707963267949) translate (11.717cm 12.441cm)">
          <text:p text:style-name="P1"><text:span text:style-name="T4">Technology</text:span></text:p>
          <text:p text:style-name="P1"><text:span text:style-name="T4">Independent</text:span></text:p>
          <draw:enhanced-geometry svg:viewBox="0 0 21600 21600" draw:glue-points="10800 0 0 10800 10800 21600 21600 10800" draw:path-stretchpoint-x="10800" draw:text-areas="?f8 ?f9 ?f10 ?f11" draw:type="bracket-pair" draw:modifiers="3821.75622542595"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7" draw:text-style-name="P5" draw:layer="layout" svg:width="3.429cm" svg:height="1.143cm" draw:transform="rotate (1.5707963267949) translate (11.717cm 18.54cm)">
          <text:p text:style-name="P1"><text:span text:style-name="T4">Technology</text:span></text:p>
          <text:p text:style-name="P1"><text:span text:style-name="T4">Dependent</text:span></text:p>
          <draw:enhanced-geometry svg:viewBox="0 0 21600 21600" draw:glue-points="10800 0 0 10800 10800 21600 21600 10800" draw:path-stretchpoint-x="10800" draw:text-areas="?f8 ?f9 ?f10 ?f11" draw:type="bracket-pair" draw:modifiers="3821.75622542595"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7" draw:text-style-name="P5" draw:layer="layout" svg:width="3.429cm" svg:height="1.143cm" draw:transform="rotate (1.5707963267949) translate (47.354cm 12.161cm)">
          <text:p text:style-name="P1"><text:span text:style-name="T4">Technology</text:span></text:p>
          <text:p text:style-name="P1"><text:span text:style-name="T4">Independent</text:span></text:p>
          <draw:enhanced-geometry svg:viewBox="0 0 21600 21600" draw:mirror-horizontal="true" draw:mirror-vertical="false" draw:glue-points="10800 0 0 10800 10800 21600 21600 10800" draw:path-stretchpoint-x="10800" draw:text-areas="?f8 ?f9 ?f10 ?f11" draw:type="bracket-pair" draw:modifiers="3821.75622542595"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7" draw:text-style-name="P5" draw:layer="layout" svg:width="3.429cm" svg:height="1.143cm" draw:transform="rotate (1.5707963267949) translate (47.354cm 18.46cm)">
          <text:p text:style-name="P1"><text:span text:style-name="T4">Technology</text:span></text:p>
          <text:p text:style-name="P1"><text:span text:style-name="T4">Dependent</text:span></text:p>
          <draw:enhanced-geometry svg:viewBox="0 0 21600 21600" draw:mirror-horizontal="true" draw:mirror-vertical="false" draw:glue-points="10800 0 0 10800 10800 21600 21600 10800" draw:path-stretchpoint-x="10800" draw:text-areas="?f8 ?f9 ?f10 ?f11" draw:type="bracket-pair" draw:modifiers="3821.75622542595"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6" draw:text-style-name="P4" draw:layer="layout" svg:width="2.09cm" svg:height="0.878cm" svg:x="44.984cm" svg:y="17.397cm">
          <draw:text-box>
            <text:p><text:span text:style-name="T3">LVL. 1</text:span></text:p>
          </draw:text-box>
        </draw:frame>
        <draw:frame draw:style-name="gr6" draw:text-style-name="P4" draw:layer="layout" svg:width="2.09cm" svg:height="0.878cm" svg:x="44.984cm" svg:y="15.184cm">
          <draw:text-box>
            <text:p><text:span text:style-name="T3">LVL. 2</text:span></text:p>
          </draw:text-box>
        </draw:frame>
        <draw:frame draw:style-name="gr6" draw:text-style-name="P4" draw:layer="layout" svg:width="2.09cm" svg:height="0.878cm" svg:x="44.984cm" svg:y="11.298cm">
          <draw:text-box>
            <text:p><text:span text:style-name="T3">LVL. 3</text:span></text:p>
          </draw:text-box>
        </draw:frame>
        <draw:frame draw:style-name="gr6" draw:text-style-name="P4" draw:layer="layout" svg:width="2.09cm" svg:height="0.878cm" svg:x="45.053cm" svg:y="9.012cm">
          <draw:text-box>
            <text:p><text:span text:style-name="T3">LVL. 4</text:span></text:p>
          </draw:text-box>
        </draw:frame>
        <draw:custom-shape draw:style-name="gr8" draw:text-style-name="P6" draw:layer="layout" svg:width="10.414cm" svg:height="1.143cm" svg:x="24.833cm" svg:y="2.489cm">
          <text:p text:style-name="P1"><text:span text:style-name="T5">Middleware Layers</text:span></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 draw:text-style-name="P3" draw:layer="layout" svg:width="6.35cm" svg:height="0.762cm" svg:x="32.03cm" svg:y="11.603cm">
          <text:p text:style-name="P1"><text:span text:style-name="T2">Decouple caller flow control</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line draw:style-name="gr9" draw:text-style-name="P1" draw:layer="layout" svg:x1="39.692cm" svg:y1="11.649cm" svg:x2="38.38cm" svg:y2="12.284cm">
          <text:p/>
        </draw:line>
        <draw:custom-shape draw:style-name="gr3" draw:text-style-name="P3" draw:layer="layout" svg:width="5.207cm" svg:height="1.243cm" svg:x="33.173cm" svg:y="8.155cm">
          <text:p text:style-name="P1"><text:span text:style-name="T2">Common abstraction</text:span></text:p>
          <text:p text:style-name="P1"><text:span text:style-name="T2">between local/remote</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line draw:style-name="gr9" draw:text-style-name="P1" draw:layer="layout" svg:x1="39.65cm" svg:y1="9.463cm" svg:x2="38.422cm" svg:y2="8.728cm">
          <text:p/>
        </draw:line>
        <draw:custom-shape draw:style-name="gr3" draw:text-style-name="P3" draw:layer="layout" svg:width="5.207cm" svg:height="1.243cm" svg:x="21.785cm" svg:y="8.982cm">
          <text:p text:style-name="P1"><text:span text:style-name="T2">Common abstraction</text:span></text:p>
          <text:p text:style-name="P1"><text:span text:style-name="T2">between local/remote</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line draw:style-name="gr9" draw:text-style-name="P1" draw:layer="layout" svg:x1="20.642cm" svg:y1="9.663cm" svg:x2="21.785cm" svg:y2="9.663cm">
          <text:p/>
        </draw:line>
        <draw:custom-shape draw:style-name="gr3" draw:text-style-name="P3" draw:layer="layout" svg:width="3.475cm" svg:height="0.762cm" svg:x="21.866cm" svg:y="17.567cm">
          <text:p text:style-name="P1"><text:span text:style-name="T2">Send logic</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3" draw:text-style-name="P3" draw:layer="layout" svg:width="3.475cm" svg:height="0.762cm" svg:x="34.986cm" svg:y="17.567cm">
          <text:p text:style-name="P1"><text:span text:style-name="T2">Receive logic</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line draw:style-name="gr9" draw:text-style-name="P1" draw:layer="layout" svg:x1="20.642cm" svg:y1="17.948cm" svg:x2="21.785cm" svg:y2="17.948cm">
          <text:p/>
        </draw:line>
        <draw:line draw:style-name="gr9" draw:text-style-name="P1" draw:layer="layout" svg:x1="39.65cm" svg:y1="17.948cm" svg:x2="38.507cm" svg:y2="17.948cm">
          <text:p/>
        </draw:line>
        <draw:custom-shape draw:style-name="gr3" draw:text-style-name="P3" draw:layer="layout" svg:width="6.477cm" svg:height="1.243cm" svg:x="31.903cm" svg:y="10.379cm">
          <text:p text:style-name="P1"><text:span text:style-name="T2">Common abstraction</text:span></text:p>
          <text:p text:style-name="P1"><text:span text:style-name="T2">between remote technologies</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3" draw:text-style-name="P3" draw:layer="layout" svg:width="6.477cm" svg:height="1.243cm" svg:x="21.785cm" svg:y="10.714cm">
          <text:p text:style-name="P1"><text:span text:style-name="T2">Common abstraction</text:span></text:p>
          <text:p text:style-name="P1"><text:span text:style-name="T2">between remote technologies</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line draw:style-name="gr9" draw:text-style-name="P1" draw:layer="layout" svg:x1="20.642cm" svg:y1="11.876cm" svg:x2="21.785cm" svg:y2="11.414cm">
          <text:p/>
        </draw:line>
        <draw:line draw:style-name="gr9" draw:text-style-name="P1" draw:layer="layout" svg:x1="39.665cm" svg:y1="11.676cm" svg:x2="38.422cm" svg:y2="10.887cm">
          <text:p/>
        </draw:line>
        <draw:custom-shape draw:style-name="gr3" draw:text-style-name="P3" draw:layer="layout" svg:width="3.429cm" svg:height="0.762cm" svg:x="34.993cm" svg:y="9.363cm">
          <text:p text:style-name="P1"><text:span text:style-name="T2">Tokens pool</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line draw:style-name="gr9" draw:text-style-name="P1" draw:layer="layout" svg:x1="39.692cm" svg:y1="9.49cm" svg:x2="38.422cm" svg:y2="9.744cm">
          <text:p/>
        </draw:line>
        <draw:custom-shape draw:style-name="gr3" draw:text-style-name="P3" draw:layer="layout" svg:width="6.35cm" svg:height="1.397cm" svg:x="21.785cm" svg:y="13.065cm">
          <text:p text:style-name="P1"><text:span text:style-name="T6">Remote Sender Implementor</text:span></text:p>
          <text:p text:style-name="P1"><text:span text:style-name="T2">lifecycle management</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3" draw:text-style-name="P3" draw:layer="layout" svg:width="6.604cm" svg:height="1.397cm" svg:x="31.818cm" svg:y="13.265cm">
          <text:p text:style-name="P1"><text:span text:style-name="T6">Remote Receiver Implementor</text:span></text:p>
          <text:p text:style-name="P1"><text:span text:style-name="T2">lifecycle management</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line draw:style-name="gr9" draw:text-style-name="P1" draw:layer="layout" svg:x1="20.642cm" svg:y1="15.732cm" svg:x2="21.785cm" svg:y2="13.7cm">
          <text:p/>
        </draw:line>
        <draw:line draw:style-name="gr9" draw:text-style-name="P1" draw:layer="layout" svg:x1="39.692cm" svg:y1="15.732cm" svg:x2="38.422cm" svg:y2="13.7cm">
          <text:p/>
        </draw:line>
        <draw:custom-shape draw:style-name="gr10" draw:text-style-name="P1" draw:layer="layout" svg:width="1.397cm" svg:height="1.397cm" svg:x="12.133cm" svg:y="5.118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3.951cm" svg:height="0.778cm" draw:transform="rotate (-0.785398163397448) translate (13.784cm 5.95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6" draw:text-style-name="P7" draw:layer="layout" svg:width="5.891cm" svg:height="0.818cm" svg:x="13.481cm" svg:y="5.389cm">
          <draw:text-box>
            <text:p><text:span text:style-name="T1">Observable Endpoint</text:span></text:p>
          </draw:text-box>
        </draw:frame>
        <draw:custom-shape draw:style-name="gr10" draw:text-style-name="P1" draw:layer="layout" svg:width="1.397cm" svg:height="1.397cm" svg:x="46.496cm" svg:y="5.0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3.772cm" svg:height="0.778cm" draw:transform="rotate (-0.785398163397449) translate (44.124cm 5.903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6" draw:text-style-name="P7" draw:layer="layout" svg:width="5.324cm" svg:height="0.818cm" svg:x="41.216cm" svg:y="5.318cm">
          <draw:text-box>
            <text:p><text:span text:style-name="T1">Observer Endpoint</text:span></text:p>
          </draw:text-box>
        </draw:frame>
        <draw:custom-shape draw:style-name="gr12" draw:text-style-name="P8" draw:layer="layout" svg:width="4.572cm" svg:height="1.778cm" svg:x="15.789cm" svg:y="21.42cm">
          <text:p text:style-name="P1"><text:span text:style-name="T7">Sender</text:span></text:p>
          <text:p text:style-name="P1"><text:span text:style-name="T7">sta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2" draw:text-style-name="P8" draw:layer="layout" svg:width="4.572cm" svg:height="1.778cm" svg:x="39.846cm" svg:y="21.293cm">
          <text:p text:style-name="P1"><text:span text:style-name="T7">Receiver</text:span></text:p>
          <text:p text:style-name="P1"><text:span text:style-name="T7">stack</text:span></text:p>
          <draw:enhanced-geometry svg:viewBox="0 0 21600 21600" draw:mirror-horizontal="false" draw:mirror-vertical="false"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6" draw:text-style-name="P9" draw:layer="layout" svg:width="2.001cm" svg:height="0.755cm" svg:x="15.035cm" svg:y="7.023cm">
          <draw:text-box>
            <text:p><text:span text:style-name="T8">tokens</text:span></text:p>
          </draw:text-box>
        </draw:frame>
        <draw:frame draw:style-name="gr6" draw:text-style-name="P9" draw:layer="layout" svg:width="2.001cm" svg:height="0.755cm" svg:x="42.771cm" svg:y="6.976cm">
          <draw:text-box>
            <text:p><text:span text:style-name="T8">tokens</text:span></text:p>
          </draw:text-box>
        </draw:frame>
        <draw:custom-shape draw:style-name="gr3" draw:text-style-name="P3" draw:layer="layout" svg:width="6.35cm" svg:height="0.762cm" svg:x="32.045cm" svg:y="12.403cm">
          <text:p text:style-name="P1"><text:span text:style-name="T2">Decode received data</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line draw:style-name="gr9" draw:text-style-name="P1" draw:layer="layout" svg:x1="39.692cm" svg:y1="11.668cm" svg:x2="38.422cm" svg:y2="12.811cm">
          <text:p/>
        </draw:line>
        <draw:custom-shape draw:style-name="gr3" draw:text-style-name="P3" draw:layer="layout" svg:width="6.35cm" svg:height="0.762cm" svg:x="21.785cm" svg:y="11.968cm">
          <text:p text:style-name="P1"><text:span text:style-name="T2">Encode the token to be sent</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line draw:style-name="gr9" draw:text-style-name="P1" draw:layer="layout" svg:x1="20.642cm" svg:y1="11.895cm" svg:x2="21.785cm" svg:y2="12.4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3000 3000" svg:d="m1500 0 1500 2789v211h-114l-1286-2392v2392h-200v-2392l-1286 2392h-114v-211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unifont"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11cm" fo:page-height="42.0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2-03T13:22:15</meta:creation-date>
    <dc:date>2012-12-03T13:23:00</dc:date>
    <meta:editing-duration>PT10S</meta:editing-duration>
    <meta:editing-cycles>2</meta:editing-cycles>
    <meta:generator>LibreOffice/3.6$Linux_X86_64 LibreOffice_project/360m1$Build-2</meta:generator>
    <meta:document-statistic meta:object-count="76"/>
  </office:meta>
</office:document-meta>
</file>